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-color="#ffffff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7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1.60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175cm"/>
      <style:paragraph-properties style:writing-mode="lr-tb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4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1.145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346cm" fo:min-width="0.88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3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1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4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2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0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9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7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6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2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7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92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6cm"/>
      <style:paragraph-properties style:writing-mode="lr-tb"/>
    </style:style>
    <style:style style:name="gr23" style:family="graphic" style:parent-style-name="standard">
      <style:graphic-properties draw:stroke="dash" draw:stroke-dash="Ultrafine_20_Dashed" svg:stroke-width="0.051cm" svg:stroke-color="#000000" draw:marker-start-width="0.276cm" draw:marker-end-width="0.276cm" draw:fill="none" draw:fill-color="#ffffff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7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7.186cm"/>
      <style:paragraph-properties style:writing-mode="lr-tb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0.346cm" fo:min-width="1.32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4.47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30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2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7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7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5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6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2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5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96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49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04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84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56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Arial" fo:font-size="12pt" style:font-size-asian="12pt" style:font-size-complex="12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style:font-name="Arial"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 draw:fill-color="#ffffff"/>
      <style:text-properties style:font-name="Arial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  <style:text-properties style:font-name="Arial Black" fo:font-size="12pt" style:font-size-asian="12pt" style:font-size-complex="12pt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Arial Black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draw:layer="layout" svg:width="13.5cm" svg:height="8cm" svg:x="4.013cm" svg:y="12.013cm">
          <text:p/>
        </draw:rect>
        <draw:rect draw:style-name="gr1" draw:text-style-name="P1" draw:layer="layout" svg:width="9.4cm" svg:height="5.7cm" svg:x="18.613cm" svg:y="11.913cm">
          <text:p/>
        </draw:rect>
        <draw:rect draw:style-name="gr1" draw:text-style-name="P1" draw:layer="layout" svg:width="9.4cm" svg:height="5.7cm" svg:x="18.413cm" svg:y="12.113cm">
          <text:p/>
        </draw:rect>
        <draw:rect draw:style-name="gr1" draw:text-style-name="P1" draw:layer="layout" svg:width="9.4cm" svg:height="5.7cm" svg:x="18.213cm" svg:y="12.313cm">
          <text:p/>
        </draw:rect>
        <draw:rect draw:style-name="gr1" draw:text-style-name="P1" draw:layer="layout" svg:width="9.4cm" svg:height="5.7cm" svg:x="18.013cm" svg:y="12.513cm">
          <text:p/>
        </draw:rect>
        <draw:rect draw:style-name="gr1" draw:text-style-name="P1" draw:layer="layout" svg:width="4.8cm" svg:height="10.5cm" svg:x="23.513cm" svg:y="1.013cm">
          <text:p/>
        </draw:rect>
        <draw:rect draw:style-name="gr1" draw:text-style-name="P1" draw:layer="layout" svg:width="19cm" svg:height="10.5cm" svg:x="4.013cm" svg:y="1.013cm">
          <text:p/>
        </draw:rect>
        <draw:line draw:style-name="gr2" draw:text-style-name="P2" draw:layer="layout" svg:x1="5.213cm" svg:y1="2.813cm" svg:x2="5.213cm" svg:y2="10.013cm">
          <text:p/>
        </draw:line>
        <draw:frame draw:style-name="gr3" draw:text-style-name="P3" draw:layer="layout" svg:width="2.576cm" svg:height="0.725cm" svg:x="1.513cm" svg:y="2.413cm">
          <draw:text-box>
            <text:p><text:span text:style-name="T1">RES_ORG</text:span></text:p>
          </draw:text-box>
        </draw:frame>
        <draw:rect draw:style-name="gr1" draw:text-style-name="P1" draw:layer="layout" svg:width="2.1cm" svg:height="3cm" svg:x="5.913cm" svg:y="4.513cm">
          <text:p/>
        </draw:rect>
        <draw:frame draw:style-name="gr4" draw:text-style-name="P5" draw:layer="layout" svg:width="2.106cm" svg:height="2.147cm" svg:x="5.913cm" svg:y="4.513cm">
          <draw:text-box>
            <text:p text:style-name="P4"><text:span text:style-name="T1">JTAG</text:span></text:p>
            <text:p text:style-name="P4"><text:span text:style-name="T1">TAP</text:span></text:p>
            <text:p text:style-name="P4"><text:span text:style-name="T1">State </text:span></text:p>
            <text:p text:style-name="P4"><text:span text:style-name="T1">Machine</text:span></text:p>
          </draw:text-box>
        </draw:frame>
        <draw:frame draw:style-name="gr5" draw:text-style-name="P3" draw:layer="layout" svg:width="1.675cm" svg:height="1.673cm" svg:x="7.913cm" svg:y="5.513cm">
          <draw:text-box>
            <text:p><text:span text:style-name="T1">JTAG </text:span></text:p>
            <text:p><text:span text:style-name="T1">Reset</text:span></text:p>
            <text:p><text:span text:style-name="T1">State</text:span></text:p>
          </draw:text-box>
        </draw:frame>
        <draw:line draw:style-name="gr6" draw:text-style-name="P2" draw:layer="layout" svg:x1="9.013cm" svg:y1="4.513cm" svg:x2="10.013cm" svg:y2="4.513cm">
          <text:p/>
        </draw:line>
        <draw:line draw:style-name="gr6" draw:text-style-name="P2" draw:layer="layout" svg:x1="4.013cm" svg:y1="2.813cm" svg:x2="10.013cm" svg:y2="2.813cm">
          <text:p/>
        </draw:line>
        <draw:line draw:style-name="gr2" draw:text-style-name="P2" draw:layer="layout" svg:x1="8.013cm" svg:y1="5.513cm" svg:x2="9.013cm" svg:y2="5.513cm">
          <text:p/>
        </draw:line>
        <draw:line draw:style-name="gr2" draw:text-style-name="P2" draw:layer="layout" svg:x1="9.013cm" svg:y1="4.513cm" svg:x2="9.013cm" svg:y2="5.513cm">
          <text:p/>
        </draw:line>
        <draw:frame draw:style-name="gr7" draw:text-style-name="P3" draw:layer="layout" svg:width="1.844cm" svg:height="0.725cm" svg:x="2.213cm" svg:y="3.414cm">
          <draw:text-box>
            <text:p><text:span text:style-name="T1">TRSTn</text:span></text:p>
          </draw:text-box>
        </draw:frame>
        <draw:frame draw:style-name="gr8" draw:text-style-name="P7" draw:layer="layout" svg:width="1.645cm" svg:height="2.621cm" svg:x="2.313cm" svg:y="4.715cm">
          <draw:text-box>
            <text:p text:style-name="P6"><text:span text:style-name="T1">TCK</text:span></text:p>
            <text:p text:style-name="P6"><text:span text:style-name="T1">TMS</text:span></text:p>
            <text:p text:style-name="P6"><text:span text:style-name="T1">TDI</text:span></text:p>
            <text:p text:style-name="P6"><text:span text:style-name="T1">TDO</text:span></text:p>
            <text:p text:style-name="P6"><text:span text:style-name="T1">RTCK</text:span></text:p>
          </draw:text-box>
        </draw:frame>
        <draw:line draw:style-name="gr6" draw:text-style-name="P2" draw:layer="layout" svg:x1="4.013cm" svg:y1="3.713cm" svg:x2="10.013cm" svg:y2="3.713cm">
          <text:p/>
        </draw:line>
        <draw:custom-shape draw:style-name="gr9" draw:text-style-name="P1" draw:layer="layout" svg:width="1.9cm" svg:height="1.2cm" svg:x="4.013cm" svg:y="5.313cm">
          <text:p/>
          <draw:enhanced-geometry svg:viewBox="0 0 21600 21600" draw:text-areas="?f5 ?f1 ?f6 ?f3" draw:type="left-right-arrow" draw:modifiers="5894.17637271215 5431.4737718567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1" draw:text-style-name="P1" draw:layer="layout" svg:width="1cm" svg:height="2.7cm" svg:x="10.013cm" svg:y="2.413cm">
          <text:p/>
        </draw:rect>
        <draw:line draw:style-name="gr2" draw:text-style-name="P2" draw:layer="layout" svg:x1="11.013cm" svg:y1="3.513cm" svg:x2="11.513cm" svg:y2="3.513cm">
          <text:p/>
        </draw:line>
        <draw:line draw:style-name="gr2" draw:text-style-name="P2" draw:layer="layout" svg:x1="11.513cm" svg:y1="3.513cm" svg:x2="11.513cm" svg:y2="8.513cm">
          <text:p/>
        </draw:line>
        <draw:line draw:style-name="gr6" draw:text-style-name="P2" draw:layer="layout" svg:x1="7.013cm" svg:y1="8.513cm" svg:x2="7.013cm" svg:y2="7.513cm">
          <text:p/>
        </draw:line>
        <draw:line draw:style-name="gr2" draw:text-style-name="P2" draw:layer="layout" svg:x1="7.013cm" svg:y1="8.513cm" svg:x2="11.513cm" svg:y2="8.513cm">
          <text:p/>
        </draw:line>
        <draw:frame draw:style-name="gr10" draw:text-style-name="P3" draw:layer="layout" svg:width="1.137cm" svg:height="0.725cm" svg:x="9.876cm" svg:y="3.413cm">
          <draw:text-box>
            <text:p><text:span text:style-name="T1">OR</text:span></text:p>
          </draw:text-box>
        </draw:frame>
        <draw:frame draw:style-name="gr11" draw:text-style-name="P3" draw:layer="layout" svg:width="1.916cm" svg:height="0.725cm" svg:x="6.013cm" svg:y="6.788cm">
          <draw:text-box>
            <text:p><text:span text:style-name="T1">RESET</text:span></text:p>
          </draw:text-box>
        </draw:frame>
        <draw:rect draw:style-name="gr1" draw:text-style-name="P1" draw:layer="layout" svg:width="3cm" svg:height="1cm" svg:x="13.013cm" svg:y="4.513cm">
          <text:p/>
        </draw:rect>
        <draw:frame draw:style-name="gr12" draw:text-style-name="P3" draw:layer="layout" svg:width="3.343cm" svg:height="0.725cm" svg:x="12.892cm" svg:y="4.613cm">
          <draw:text-box>
            <text:p><text:span text:style-name="T1">JTAG BYPASS</text:span></text:p>
          </draw:text-box>
        </draw:frame>
        <draw:rect draw:style-name="gr1" draw:text-style-name="P1" draw:layer="layout" svg:width="3cm" svg:height="1cm" svg:x="13.013cm" svg:y="6.013cm">
          <text:p/>
        </draw:rect>
        <draw:rect draw:style-name="gr1" draw:text-style-name="P1" draw:layer="layout" svg:width="3cm" svg:height="2cm" svg:x="13.013cm" svg:y="7.513cm">
          <text:p/>
        </draw:rect>
        <draw:frame draw:style-name="gr13" draw:text-style-name="P3" draw:layer="layout" svg:width="3.321cm" svg:height="0.725cm" svg:x="12.893cm" svg:y="6.214cm">
          <draw:text-box>
            <text:p><text:span text:style-name="T1">JTAG IDCODE</text:span></text:p>
          </draw:text-box>
        </draw:frame>
        <draw:frame draw:style-name="gr14" draw:text-style-name="P3" draw:layer="layout" svg:width="2.005cm" svg:height="0.725cm" svg:x="12.894cm" svg:y="8.215cm">
          <draw:text-box>
            <text:p><text:span text:style-name="T1">DTMCS</text:span></text:p>
          </draw:text-box>
        </draw:frame>
        <draw:rect draw:style-name="gr1" draw:text-style-name="P1" draw:layer="layout" svg:width="3cm" svg:height="1cm" svg:x="13.014cm" svg:y="3.013cm">
          <text:p/>
        </draw:rect>
        <draw:frame draw:style-name="gr15" draw:text-style-name="P3" draw:layer="layout" svg:width="2.098cm" svg:height="0.725cm" svg:x="12.893cm" svg:y="3.113cm">
          <draw:text-box>
            <text:p><text:span text:style-name="T1">JTAG IR</text:span></text:p>
          </draw:text-box>
        </draw:frame>
        <draw:line draw:style-name="gr6" draw:text-style-name="P2" draw:layer="layout" svg:x1="11.513cm" svg:y1="3.513cm" svg:x2="13.013cm" svg:y2="3.513cm">
          <text:p/>
        </draw:line>
        <draw:line draw:style-name="gr6" draw:text-style-name="P2" draw:layer="layout" svg:x1="11.513cm" svg:y1="5.013cm" svg:x2="13.013cm" svg:y2="5.013cm">
          <text:p/>
        </draw:line>
        <draw:line draw:style-name="gr6" draw:text-style-name="P2" draw:layer="layout" svg:x1="11.513cm" svg:y1="6.513cm" svg:x2="13.013cm" svg:y2="6.513cm">
          <text:p/>
        </draw:line>
        <draw:line draw:style-name="gr6" draw:text-style-name="P2" draw:layer="layout" svg:x1="11.513cm" svg:y1="8.513cm" svg:x2="13.013cm" svg:y2="8.513cm">
          <text:p/>
        </draw:line>
        <draw:frame draw:style-name="gr16" draw:text-style-name="P3" draw:layer="layout" svg:width="2.979cm" svg:height="0.725cm" svg:x="15.913cm" svg:y="8.313cm">
          <draw:text-box>
            <text:p><text:span text:style-name="T1">dmihardreset</text:span></text:p>
          </draw:text-box>
        </draw:frame>
        <draw:line draw:style-name="gr6" draw:text-style-name="P2" draw:layer="layout" svg:x1="5.213cm" svg:y1="10.013cm" svg:x2="19.013cm" svg:y2="10.013cm">
          <text:p/>
        </draw:line>
        <draw:line draw:style-name="gr6" draw:text-style-name="P2" draw:layer="layout" svg:x1="16.013cm" svg:y1="9.013cm" svg:x2="19.013cm" svg:y2="9.013cm">
          <text:p/>
        </draw:line>
        <draw:rect draw:style-name="gr1" draw:text-style-name="P1" draw:layer="layout" svg:width="1cm" svg:height="2cm" svg:x="19.013cm" svg:y="8.513cm">
          <text:p/>
        </draw:rect>
        <draw:frame draw:style-name="gr10" draw:text-style-name="P3" draw:layer="layout" svg:width="1.137cm" svg:height="0.725cm" svg:x="19.013cm" svg:y="9.188cm">
          <draw:text-box>
            <text:p><text:span text:style-name="T1">OR</text:span></text:p>
          </draw:text-box>
        </draw:frame>
        <draw:frame draw:style-name="gr3" draw:text-style-name="P3" draw:layer="layout" svg:width="2.576cm" svg:height="0.725cm" svg:x="15.914cm" svg:y="9.314cm">
          <draw:text-box>
            <text:p><text:span text:style-name="T1">RES_ORG</text:span></text:p>
          </draw:text-box>
        </draw:frame>
        <draw:line draw:style-name="gr6" draw:text-style-name="P2" draw:layer="layout" svg:x1="20.013cm" svg:y1="9.513cm" svg:x2="24.713cm" svg:y2="9.513cm">
          <text:p/>
        </draw:line>
        <draw:frame draw:style-name="gr17" draw:text-style-name="P3" draw:layer="layout" svg:width="2.53cm" svg:height="0.725cm" svg:x="23.683cm" svg:y="8.588cm">
          <draw:text-box>
            <text:p><text:span text:style-name="T1">RES_DBG</text:span></text:p>
          </draw:text-box>
        </draw:frame>
        <draw:frame draw:style-name="gr18" draw:text-style-name="P3" draw:layer="layout" svg:width="3.266cm" svg:height="0.725cm" svg:x="7.634cm" svg:y="7.888cm">
          <draw:text-box>
            <text:p><text:span text:style-name="T1">res_tap_async</text:span></text:p>
          </draw:text-box>
        </draw:frame>
        <draw:line draw:style-name="gr2" draw:text-style-name="P2" draw:layer="layout" svg:x1="18.513cm" svg:y1="8.013cm" svg:x2="16.013cm" svg:y2="8.013cm">
          <text:p/>
        </draw:line>
        <draw:frame draw:style-name="gr19" draw:text-style-name="P3" draw:layer="layout" svg:width="2.128cm" svg:height="0.725cm" svg:x="15.914cm" svg:y="7.314cm">
          <draw:text-box>
            <text:p><text:span text:style-name="T1">dmireset</text:span></text:p>
          </draw:text-box>
        </draw:frame>
        <draw:rect draw:style-name="gr1" draw:text-style-name="P1" draw:layer="layout" svg:width="4.5cm" svg:height="3.5cm" svg:x="18.013cm" svg:y="3.013cm">
          <text:p/>
        </draw:rect>
        <draw:frame draw:style-name="gr20" draw:text-style-name="P3" draw:layer="layout" svg:width="1.277cm" svg:height="0.725cm" svg:x="17.913cm" svg:y="3.088cm">
          <draw:text-box>
            <text:p><text:span text:style-name="T1">DMI</text:span></text:p>
          </draw:text-box>
        </draw:frame>
        <draw:line draw:style-name="gr6" draw:text-style-name="P2" draw:layer="layout" svg:x1="18.513cm" svg:y1="8.013cm" svg:x2="18.513cm" svg:y2="6.513cm">
          <text:p/>
        </draw:line>
        <draw:frame draw:style-name="gr21" draw:text-style-name="P3" draw:layer="layout" svg:width="1.421cm" svg:height="1.673cm" svg:x="17.892cm" svg:y="4.84cm">
          <draw:text-box>
            <text:p><text:span text:style-name="T1">clear</text:span></text:p>
            <text:p><text:span text:style-name="T1">stick</text:span></text:p>
            <text:p><text:span text:style-name="T1">error</text:span></text:p>
          </draw:text-box>
        </draw:frame>
        <draw:line draw:style-name="gr6" draw:text-style-name="P2" draw:layer="layout" svg:x1="20.513cm" svg:y1="9.513cm" svg:x2="20.513cm" svg:y2="6.513cm">
          <text:p/>
        </draw:line>
        <draw:frame draw:style-name="gr22" draw:text-style-name="P3" draw:layer="layout" svg:width="1.446cm" svg:height="0.725cm" svg:x="19.567cm" svg:y="5.813cm">
          <draw:text-box>
            <text:p><text:span text:style-name="T1">reset</text:span></text:p>
          </draw:text-box>
        </draw:frame>
        <draw:rect draw:style-name="gr23" draw:text-style-name="P8" draw:layer="layout" svg:width="16.8cm" svg:height="9cm" svg:x="4.813cm" svg:y="2.013cm">
          <text:p/>
        </draw:rect>
        <draw:frame draw:style-name="gr24" draw:text-style-name="P9" draw:layer="layout" svg:width="4.574cm" svg:height="0.725cm" svg:x="11.213cm" svg:y="1.988cm">
          <draw:text-box>
            <text:p><text:span text:style-name="T2">Clock Domain : TCK</text:span></text:p>
          </draw:text-box>
        </draw:frame>
        <draw:frame draw:style-name="gr25" draw:text-style-name="P10" draw:layer="layout" svg:width="7.686cm" svg:height="0.848cm" svg:x="4.013cm" svg:y="0.965cm">
          <draw:text-box>
            <text:p><text:span text:style-name="T3">DTM (Debug Transport Module)</text:span></text:p>
          </draw:text-box>
        </draw:frame>
        <draw:custom-shape draw:style-name="gr26" draw:text-style-name="P1" draw:layer="layout" svg:width="2.5cm" svg:height="1.2cm" svg:x="22.513cm" svg:y="4.213cm">
          <text:p/>
          <draw:enhanced-geometry svg:viewBox="0 0 21600 21600" draw:text-areas="?f5 ?f1 ?f6 ?f3" draw:type="left-right-arrow" draw:modifiers="5894.17637271215 5431.4737718567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7" draw:text-style-name="P3" draw:layer="layout" svg:width="2.03cm" svg:height="0.725cm" svg:x="22.783cm" svg:y="4.413cm">
          <draw:text-box>
            <text:p><text:span text:style-name="T1">DMBUS</text:span></text:p>
          </draw:text-box>
        </draw:frame>
        <draw:frame draw:style-name="gr28" draw:text-style-name="P10" draw:layer="layout" svg:width="4.977cm" svg:height="0.848cm" svg:x="23.446cm" svg:y="0.965cm">
          <draw:text-box>
            <text:p><text:span text:style-name="T3">DM (Debug Module)</text:span></text:p>
          </draw:text-box>
        </draw:frame>
        <draw:rect draw:style-name="gr23" draw:text-style-name="P8" draw:layer="layout" svg:width="7.1cm" svg:height="9cm" svg:x="21.613cm" svg:y="2.013cm">
          <text:p/>
        </draw:rect>
        <draw:rect draw:style-name="gr1" draw:text-style-name="P1" draw:layer="layout" svg:width="1cm" svg:height="2.5cm" svg:x="21.113cm" svg:y="3.513cm">
          <text:p/>
        </draw:rect>
        <draw:frame draw:style-name="gr29" draw:text-style-name="P3" draw:layer="layout" svg:width="0.807cm" svg:height="1.673cm" svg:x="21.213cm" svg:y="4.013cm">
          <draw:text-box>
            <text:p><text:span text:style-name="T1">C</text:span></text:p>
            <text:p><text:span text:style-name="T1">D</text:span></text:p>
            <text:p><text:span text:style-name="T1">C</text:span></text:p>
          </draw:text-box>
        </draw:frame>
        <draw:frame draw:style-name="gr24" draw:text-style-name="P9" draw:layer="layout" svg:width="4.574cm" svg:height="0.725cm" svg:x="23.583cm" svg:y="2.068cm">
          <draw:text-box>
            <text:p><text:span text:style-name="T2">Clock Domain : CLK</text:span></text:p>
          </draw:text-box>
        </draw:frame>
        <draw:rect draw:style-name="gr1" draw:text-style-name="P1" draw:layer="layout" svg:width="7cm" svg:height="7cm" svg:x="4.513cm" svg:y="12.513cm">
          <text:p/>
        </draw:rect>
        <draw:frame draw:style-name="gr28" draw:text-style-name="P10" draw:layer="layout" svg:width="4.977cm" svg:height="0.848cm" svg:x="4.446cm" svg:y="12.513cm">
          <draw:text-box>
            <text:p><text:span text:style-name="T3">DM (Debug Module)</text:span></text:p>
          </draw:text-box>
        </draw:frame>
        <draw:frame draw:style-name="gr24" draw:text-style-name="P9" draw:layer="layout" svg:width="4.574cm" svg:height="0.725cm" svg:x="5.013cm" svg:y="13.288cm">
          <draw:text-box>
            <text:p><text:span text:style-name="T2">Clock Domain : CLK</text:span></text:p>
          </draw:text-box>
        </draw:frame>
        <draw:frame draw:style-name="gr17" draw:text-style-name="P3" draw:layer="layout" svg:width="2.53cm" svg:height="0.725cm" svg:x="1.513cm" svg:y="15.713cm">
          <draw:text-box>
            <text:p><text:span text:style-name="T1">RES_DBG</text:span></text:p>
          </draw:text-box>
        </draw:frame>
        <draw:rect draw:style-name="gr1" draw:text-style-name="P1" draw:layer="layout" svg:width="3cm" svg:height="3cm" svg:x="5.513cm" svg:y="15.513cm">
          <text:p/>
        </draw:rect>
        <draw:frame draw:style-name="gr30" draw:text-style-name="P3" draw:layer="layout" svg:width="3.228cm" svg:height="0.725cm" svg:x="5.413cm" svg:y="16.113cm">
          <draw:text-box>
            <text:p><text:span text:style-name="T1">DMCONTROL</text:span></text:p>
          </draw:text-box>
        </draw:frame>
        <draw:line draw:style-name="gr6" draw:text-style-name="P2" draw:layer="layout" svg:x1="2.013cm" svg:y1="16.513cm" svg:x2="5.513cm" svg:y2="16.513cm">
          <text:p/>
        </draw:line>
        <draw:line draw:style-name="gr2" draw:text-style-name="P2" draw:layer="layout" svg:x1="4.813cm" svg:y1="16.513cm" svg:x2="4.813cm" svg:y2="19.013cm">
          <text:p/>
        </draw:line>
        <draw:line draw:style-name="gr6" draw:text-style-name="P2" draw:layer="layout" svg:x1="4.813cm" svg:y1="19.013cm" svg:x2="5.513cm" svg:y2="19.013cm">
          <text:p/>
        </draw:line>
        <draw:frame draw:style-name="gr31" draw:text-style-name="P3" draw:layer="layout" svg:width="2.178cm" svg:height="0.725cm" svg:x="8.513cm" svg:y="16.413cm">
          <draw:text-box>
            <text:p><text:span text:style-name="T1">hartreset</text:span></text:p>
          </draw:text-box>
        </draw:frame>
        <draw:frame draw:style-name="gr32" draw:text-style-name="P3" draw:layer="layout" svg:width="2.272cm" svg:height="0.725cm" svg:x="8.513cm" svg:y="15.588cm">
          <draw:text-box>
            <text:p><text:span text:style-name="T1">ndmreset</text:span></text:p>
          </draw:text-box>
        </draw:frame>
        <draw:frame draw:style-name="gr33" draw:text-style-name="P3" draw:layer="layout" svg:width="2.2cm" svg:height="0.725cm" svg:x="8.513cm" svg:y="17.213cm">
          <draw:text-box>
            <text:p><text:span text:style-name="T1">dmactive</text:span></text:p>
          </draw:text-box>
        </draw:frame>
        <draw:line draw:style-name="gr6" draw:text-style-name="P2" draw:layer="layout" svg:x1="8.513cm" svg:y1="17.913cm" svg:x2="11.113cm" svg:y2="17.913cm">
          <text:p/>
        </draw:line>
        <draw:frame draw:style-name="gr34" draw:text-style-name="P3" draw:layer="layout" svg:width="2.957cm" svg:height="0.725cm" svg:x="8.513cm" svg:y="17.888cm">
          <draw:text-box>
            <text:p><text:span text:style-name="T1">if 0, reset dm</text:span></text:p>
          </draw:text-box>
        </draw:frame>
        <draw:line draw:style-name="gr6" draw:text-style-name="P2" draw:layer="layout" svg:x1="8.513cm" svg:y1="16.213cm" svg:x2="13.413cm" svg:y2="16.213cm">
          <text:p/>
        </draw:line>
        <draw:line draw:style-name="gr6" draw:text-style-name="P2" draw:layer="layout" svg:x1="8.513cm" svg:y1="17.013cm" svg:x2="21.613cm" svg:y2="17.013cm">
          <text:p/>
        </draw:line>
        <draw:frame draw:style-name="gr35" draw:text-style-name="P3" draw:layer="layout" svg:width="2.462cm" svg:height="0.725cm" svg:x="14.413cm" svg:y="14.413cm">
          <draw:text-box>
            <text:p><text:span text:style-name="T1">RES_SYS</text:span></text:p>
          </draw:text-box>
        </draw:frame>
        <draw:frame draw:style-name="gr36" draw:text-style-name="P3" draw:layer="layout" svg:width="4.325cm" svg:height="0.725cm" svg:x="5.513cm" svg:y="18.613cm">
          <draw:text-box>
            <text:p><text:span text:style-name="T1">other portions in DM</text:span></text:p>
          </draw:text-box>
        </draw:frame>
        <draw:frame draw:style-name="gr37" draw:text-style-name="P3" draw:layer="layout" svg:width="3.652cm" svg:height="0.725cm" svg:x="12.513cm" svg:y="16.988cm">
          <draw:text-box>
            <text:p><text:span text:style-name="T1">HART_RESET[ ]</text:span></text:p>
          </draw:text-box>
        </draw:frame>
        <draw:line draw:style-name="gr2" draw:text-style-name="P2" draw:layer="layout" svg:x1="10.813cm" svg:y1="16.713cm" svg:x2="11.213cm" svg:y2="17.313cm">
          <text:p/>
        </draw:line>
        <draw:frame draw:style-name="gr38" draw:text-style-name="P3" draw:layer="layout" svg:width="3.296cm" svg:height="0.725cm" svg:x="18.013cm" svg:y="17.013cm">
          <draw:text-box>
            <text:p><text:span text:style-name="T1">HART_RESET</text:span></text:p>
          </draw:text-box>
        </draw:frame>
        <draw:rect draw:style-name="gr1" draw:text-style-name="P1" draw:layer="layout" svg:width="1cm" svg:height="2cm" svg:x="21.613cm" svg:y="15.613cm">
          <text:p/>
        </draw:rect>
        <draw:frame draw:style-name="gr10" draw:text-style-name="P3" draw:layer="layout" svg:width="1.137cm" svg:height="0.725cm" svg:x="21.513cm" svg:y="16.413cm">
          <draw:text-box>
            <text:p><text:span text:style-name="T1">OR</text:span></text:p>
          </draw:text-box>
        </draw:frame>
        <draw:frame draw:style-name="gr39" draw:text-style-name="P10" draw:layer="layout" svg:width="2.991cm" svg:height="0.848cm" svg:x="18.213cm" svg:y="12.513cm">
          <draw:text-box>
            <text:p><text:span text:style-name="T3">CPU (Hart)</text:span></text:p>
          </draw:text-box>
        </draw:frame>
        <draw:frame draw:style-name="gr24" draw:text-style-name="P9" draw:layer="layout" svg:width="4.574cm" svg:height="0.725cm" svg:x="19.639cm" svg:y="13.366cm">
          <draw:text-box>
            <text:p><text:span text:style-name="T2">Clock Domain : CLK</text:span></text:p>
          </draw:text-box>
        </draw:frame>
        <draw:line draw:style-name="gr6" draw:text-style-name="P2" draw:layer="layout" svg:x1="22.613cm" svg:y1="16.613cm" svg:x2="25.613cm" svg:y2="16.613cm">
          <text:p/>
        </draw:line>
        <draw:frame draw:style-name="gr40" draw:text-style-name="P3" draw:layer="layout" svg:width="2.504cm" svg:height="0.725cm" svg:x="22.651cm" svg:y="15.813cm">
          <draw:text-box>
            <text:p><text:span text:style-name="T1">RES_CPU</text:span></text:p>
          </draw:text-box>
        </draw:frame>
        <draw:frame draw:style-name="gr41" draw:text-style-name="P10" draw:layer="layout" svg:width="3.343cm" svg:height="0.848cm" svg:x="11.613cm" svg:y="12.013cm">
          <draw:text-box>
            <text:p><text:span text:style-name="T3">DEBUG_TOP</text:span></text:p>
          </draw:text-box>
        </draw:frame>
        <draw:frame draw:style-name="gr24" draw:text-style-name="P9" draw:layer="layout" svg:width="4.574cm" svg:height="0.725cm" svg:x="12.413cm" svg:y="12.788cm">
          <draw:text-box>
            <text:p><text:span text:style-name="T2">Clock Domain : CLK</text:span></text:p>
          </draw:text-box>
        </draw:frame>
        <draw:rect draw:style-name="gr1" draw:text-style-name="P1" draw:layer="layout" svg:width="1cm" svg:height="2.7cm" svg:x="13.413cm" svg:y="13.813cm">
          <text:p/>
        </draw:rect>
        <draw:line draw:style-name="gr6" draw:text-style-name="P2" draw:layer="layout" svg:x1="2.013cm" svg:y1="15.213cm" svg:x2="13.413cm" svg:y2="15.213cm">
          <text:p/>
        </draw:line>
        <draw:line draw:style-name="gr6" draw:text-style-name="P2" draw:layer="layout" svg:x1="2.013cm" svg:y1="14.213cm" svg:x2="13.413cm" svg:y2="14.213cm">
          <text:p/>
        </draw:line>
        <draw:frame draw:style-name="gr10" draw:text-style-name="P3" draw:layer="layout" svg:width="1.137cm" svg:height="0.725cm" svg:x="13.413cm" svg:y="14.813cm">
          <draw:text-box>
            <text:p><text:span text:style-name="T1">OR</text:span></text:p>
          </draw:text-box>
        </draw:frame>
        <draw:frame draw:style-name="gr17" draw:text-style-name="P3" draw:layer="layout" svg:width="2.53cm" svg:height="0.725cm" svg:x="1.513cm" svg:y="13.488cm">
          <draw:text-box>
            <text:p><text:span text:style-name="T1">SRSTn_IN</text:span></text:p>
          </draw:text-box>
        </draw:frame>
        <draw:frame draw:style-name="gr3" draw:text-style-name="P3" draw:layer="layout" svg:width="2.576cm" svg:height="0.725cm" svg:x="1.514cm" svg:y="14.489cm">
          <draw:text-box>
            <text:p><text:span text:style-name="T1">RES_ORG</text:span></text:p>
          </draw:text-box>
        </draw:frame>
        <draw:rect draw:style-name="gr1" draw:text-style-name="P1" draw:layer="layout" svg:width="1cm" svg:height="0.8cm" svg:x="11.713cm" svg:y="13.813cm">
          <text:p/>
        </draw:rect>
        <draw:frame draw:style-name="gr42" draw:text-style-name="P3" draw:layer="layout" svg:width="1.395cm" svg:height="0.725cm" svg:x="11.518cm" svg:y="13.813cm">
          <draw:text-box>
            <text:p><text:span text:style-name="T1">NOT</text:span></text:p>
          </draw:text-box>
        </draw:frame>
        <draw:line draw:style-name="gr6" draw:text-style-name="P2" draw:layer="layout" svg:x1="16.313cm" svg:y1="16.213cm" svg:x2="21.613cm" svg:y2="16.213cm">
          <text:p/>
        </draw:line>
        <draw:line draw:style-name="gr2" draw:text-style-name="P2" draw:layer="layout" svg:x1="16.313cm" svg:y1="15.213cm" svg:x2="16.313cm" svg:y2="18.913cm">
          <text:p/>
        </draw:line>
        <draw:line draw:style-name="gr2" draw:text-style-name="P2" draw:layer="layout" svg:x1="16.313cm" svg:y1="15.213cm" svg:x2="14.413cm" svg:y2="15.213cm">
          <text:p/>
        </draw:line>
        <draw:line draw:style-name="gr6" draw:text-style-name="P2" draw:layer="layout" svg:x1="16.313cm" svg:y1="18.913cm" svg:x2="22.713cm" svg:y2="18.913cm">
          <text:p/>
        </draw:line>
        <draw:frame draw:style-name="gr43" draw:text-style-name="P3" draw:layer="layout" svg:width="5.061cm" svg:height="0.725cm" svg:x="22.713cm" svg:y="18.588cm">
          <draw:text-box>
            <text:p><text:span text:style-name="T1">RES_SYS to whole chip</text:span></text:p>
          </draw:text-box>
        </draw:frame>
        <draw:rect draw:style-name="gr1" draw:text-style-name="P1" draw:layer="layout" svg:width="1cm" svg:height="0.8cm" svg:x="7.813cm" svg:y="3.313cm">
          <text:p/>
        </draw:rect>
        <draw:line draw:style-name="gr6" draw:text-style-name="P2" draw:layer="layout" svg:x1="6.813cm" svg:y1="3.713cm" svg:x2="6.813cm" svg:y2="4.513cm">
          <text:p/>
        </draw:line>
        <draw:frame draw:style-name="gr42" draw:text-style-name="P3" draw:layer="layout" svg:width="1.395cm" svg:height="0.725cm" svg:x="7.613cm" svg:y="3.313cm">
          <draw:text-box>
            <text:p><text:span text:style-name="T1">NOT</text:span></text:p>
          </draw:text-box>
        </draw:frame>
        <draw:line draw:style-name="gr2" draw:text-style-name="P2" draw:layer="layout" svg:x1="12.113cm" svg:y1="16.213cm" svg:x2="12.113cm" svg:y2="19.513cm">
          <text:p/>
        </draw:line>
        <draw:line draw:style-name="gr6" draw:text-style-name="P2" draw:layer="layout" svg:x1="12.113cm" svg:y1="19.513cm" svg:x2="19.213cm" svg:y2="19.513cm">
          <text:p/>
        </draw:line>
        <draw:rect draw:style-name="gr1" draw:text-style-name="P1" draw:layer="layout" svg:width="1cm" svg:height="0.8cm" svg:x="12.908cm" svg:y="19.113cm">
          <text:p/>
        </draw:rect>
        <draw:frame draw:style-name="gr42" draw:text-style-name="P3" draw:layer="layout" svg:width="1.395cm" svg:height="0.725cm" svg:x="12.713cm" svg:y="19.113cm">
          <draw:text-box>
            <text:p><text:span text:style-name="T1">NOT</text:span></text:p>
          </draw:text-box>
        </draw:frame>
        <draw:frame draw:style-name="gr44" draw:text-style-name="P3" draw:layer="layout" svg:width="3cm" svg:height="0.725cm" svg:x="19.213cm" svg:y="19.113cm">
          <draw:text-box>
            <text:p><text:span text:style-name="T1">SRSTn_OU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30T21:48:13.557128685</meta:creation-date>
    <dc:date>2023-05-20T22:14:33.389657239</dc:date>
    <meta:editing-duration>P1DT4H22M48S</meta:editing-duration>
    <meta:editing-cycles>234</meta:editing-cycles>
    <meta:generator>LibreOffice/7.5.0.3$MacOSX_AARCH64 LibreOffice_project/c21113d003cd3efa8c53188764377a8272d9d6de</meta:generator>
    <meta:document-statistic meta:object-count="116"/>
  </office:meta>
</office:document-meta>
</file>